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1" fo:font-weight="bold"/>
    </style:style>
    <style:style style:name="T4" style:family="text">
      <style:text-properties style:font-name="Courier New1"/>
    </style:style>
    <style:style style:name="T5" style:family="text">
      <style:text-properties fo:color="#0000ff" style:font-name="Courier New1" fo:font-weight="bold"/>
    </style:style>
    <style:style style:name="T6" style:family="text">
      <style:text-properties fo:color="#0000ff" fo:font-weight="bold"/>
    </style:style>
    <style:style style:name="T7" style:family="text">
      <style:text-properties fo:color="#008000"/>
    </style:style>
    <style:style style:name="T8" style:family="text">
      <style:text-properties fo:color="#008000" style:font-name="Courier New1" fo:font-weight="bold"/>
    </style:style>
    <style:style style:name="T9" style:family="text">
      <style:text-properties fo:color="#008000" fo:font-weight="bold"/>
    </style:style>
    <style:style style:name="T10" style:family="text">
      <style:text-properties fo:font-style="italic"/>
    </style:style>
    <style:style style:name="T11" style:family="text">
      <style:text-properties fo:color="#660e7a" fo:font-weight="bold"/>
    </style:style>
    <style:style style:name="T12" style:family="text">
      <style:text-properties fo:color="#660e7a" style:font-name="Courier New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">&lt;?</text:span><text:span text:style-name="T6">xml version=</text:span><text:span text:style-name="T9">"1.0" </text:span><text:span text:style-name="T6">encoding=</text:span><text:span text:style-name="T9">"utf-8"</text:span><text:span text:style-name="T10">?&gt;</text:span></text:p>
      <text:p text:style-name="P3">&lt;<text:span text:style-name="T2">RelativeLayout </text:span><text:span text:style-name="T6">xmlns:</text:span><text:span text:style-name="T11">app</text:span><text:span text:style-name="T6">=</text:span><text:span text:style-name="T9">"http://schemas.android.com/apk/res-auto"</text:span></text:p>
      <text:p text:style-name="P2"><text:span text:style-name="T7"><text:s text:c="4"/></text:span><text:span text:style-name="T5">xmlns:</text:span><text:span text:style-name="T12">tools</text:span><text:span text:style-name="T5">=</text:span><text:span text:style-name="T8">"http://schemas.android.com/tools"</text:span></text:p>
      <text:p text:style-name="P2"><text:span text:style-name="T7"><text:s text:c="4"/></text:span><text:span text:style-name="T5">xmlns:</text:span><text:span text:style-name="T12">android</text:span><text:span text:style-name="T5">=</text:span><text:span text:style-name="T8">"http://schemas.android.com/apk/res/android"</text:span></text:p>
      <text:p text:style-name="P2"><text:span text:style-name="T7"><text:s text:c="4"/></text:span><text:span text:style-name="T12">android</text:span><text:span text:style-name="T5">:layout_width=</text:span><text:span text:style-name="T8">"match_parent"</text:span></text:p>
      <text:p text:style-name="P2"><text:span text:style-name="T7"><text:s text:c="4"/></text:span><text:span text:style-name="T12">android</text:span><text:span text:style-name="T5">:layout_height=</text:span><text:span text:style-name="T8">"match_parent"</text:span></text:p>
      <text:p text:style-name="P2"><text:span text:style-name="T7"><text:s text:c="4"/></text:span><text:span text:style-name="T12">tools</text:span><text:span text:style-name="T5">:context=</text:span><text:span text:style-name="T8">"pl.edu.zslp.bmi_euapp16.MainActivity"</text:span></text:p>
      <text:p text:style-name="P2"><text:span text:style-name="T7"><text:s text:c="4"/></text:span><text:span text:style-name="T12">android</text:span><text:span text:style-name="T5">:background=</text:span><text:span text:style-name="T8">"@drawable/bmi"</text:span><text:span text:style-name="T4">&gt;</text:span></text:p>
      <text:p text:style-name="P2"><text:s text:c="4"/><text:span text:style-name="T4">&lt;</text:span><text:span text:style-name="T3">Button</text:span></text:p>
      <text:p text:style-name="P2"><text:span text:style-name="T1"><text:s text:c="8"/></text:span><text:span text:style-name="T12">android</text:span><text:span text:style-name="T5">:id=</text:span><text:span text:style-name="T8">"@+id/buttonAbout"</text:span></text:p>
      <text:p text:style-name="P2"><text:span text:style-name="T7"><text:s text:c="8"/></text:span><text:span text:style-name="T12">android</text:span><text:span text:style-name="T5">:layout_width=</text:span><text:span text:style-name="T8">"match_parent"</text:span></text:p>
      <text:p text:style-name="P2"><text:span text:style-name="T7"><text:s text:c="8"/></text:span><text:span text:style-name="T12">android</text:span><text:span text:style-name="T5">:layout_height=</text:span><text:span text:style-name="T8">"wrap_content"</text:span></text:p>
      <text:p text:style-name="P2"><text:span text:style-name="T7"><text:s text:c="8"/></text:span><text:span text:style-name="T12">android</text:span><text:span text:style-name="T5">:layout_alignParentStart=</text:span><text:span text:style-name="T8">"true"</text:span></text:p>
      <text:p text:style-name="P2"><text:span text:style-name="T7"><text:s text:c="8"/></text:span><text:span text:style-name="T12">android</text:span><text:span text:style-name="T5">:layout_alignParentTop=</text:span><text:span text:style-name="T8">"true"</text:span></text:p>
      <text:p text:style-name="P2"><text:span text:style-name="T7"><text:s text:c="8"/></text:span><text:span text:style-name="T12">android</text:span><text:span text:style-name="T5">:layout_marginTop=</text:span><text:span text:style-name="T8">"101dp"</text:span></text:p>
      <text:p text:style-name="P2"><text:span text:style-name="T7"><text:s text:c="8"/></text:span><text:span text:style-name="T12">android</text:span><text:span text:style-name="T5">:onClick=</text:span><text:span text:style-name="T8">"MAbout"</text:span></text:p>
      <text:p text:style-name="P2"><text:span text:style-name="T7"><text:s text:c="8"/></text:span><text:span text:style-name="T12">android</text:span><text:span text:style-name="T5">:text=</text:span><text:span text:style-name="T8">"@string/button_about"</text:span></text:p>
      <text:p text:style-name="P2"><text:span text:style-name="T7"><text:s text:c="8"/></text:span><text:span text:style-name="T12">android</text:span><text:span text:style-name="T5">:textSize=</text:span><text:span text:style-name="T8">"18sp" </text:span><text:span text:style-name="T4">/&gt;</text:span></text:p>
      <text:p text:style-name="P2"><text:s text:c="4"/><text:span text:style-name="T4">&lt;</text:span><text:span text:style-name="T3">Button</text:span></text:p>
      <text:p text:style-name="P2"><text:span text:style-name="T1"><text:s text:c="8"/></text:span><text:span text:style-name="T12">android</text:span><text:span text:style-name="T5">:id=</text:span><text:span text:style-name="T8">"@+id/buttonCalculator"</text:span></text:p>
      <text:p text:style-name="P2"><text:span text:style-name="T7"><text:s text:c="8"/></text:span><text:span text:style-name="T12">android</text:span><text:span text:style-name="T5">:layout_width=</text:span><text:span text:style-name="T8">"match_parent"</text:span></text:p>
      <text:p text:style-name="P2"><text:span text:style-name="T7"><text:s text:c="8"/></text:span><text:span text:style-name="T12">android</text:span><text:span text:style-name="T5">:layout_height=</text:span><text:span text:style-name="T8">"wrap_content"</text:span></text:p>
      <text:p text:style-name="P2"><text:span text:style-name="T7"><text:s text:c="8"/></text:span><text:span text:style-name="T12">android</text:span><text:span text:style-name="T5">:layout_alignParentEnd=</text:span><text:span text:style-name="T8">"true"</text:span></text:p>
      <text:p text:style-name="P2"><text:span text:style-name="T7"><text:s text:c="8"/></text:span><text:span text:style-name="T12">android</text:span><text:span text:style-name="T5">:layout_below=</text:span><text:span text:style-name="T8">"@+id/buttonAbout"</text:span></text:p>
      <text:p text:style-name="P2"><text:span text:style-name="T7"><text:s text:c="8"/></text:span><text:span text:style-name="T12">android</text:span><text:span text:style-name="T5">:layout_marginTop=</text:span><text:span text:style-name="T8">"35dp"</text:span></text:p>
      <text:p text:style-name="P2"><text:span text:style-name="T7"><text:s text:c="8"/></text:span><text:span text:style-name="T12">android</text:span><text:span text:style-name="T5">:onClick=</text:span><text:span text:style-name="T8">"MCalc"</text:span></text:p>
      <text:p text:style-name="P2"><text:span text:style-name="T7"><text:s text:c="8"/></text:span><text:span text:style-name="T12">android</text:span><text:span text:style-name="T5">:text=</text:span><text:span text:style-name="T8">"@string/button_bmi_calculator"</text:span></text:p>
      <text:p text:style-name="P2"><text:span text:style-name="T7"><text:s text:c="8"/></text:span><text:span text:style-name="T12">android</text:span><text:span text:style-name="T5">:textSize=</text:span><text:span text:style-name="T8">"18sp" </text:span><text:span text:style-name="T4">/&gt;</text:span></text:p>
      <text:p text:style-name="P1">&lt;/<text:span text:style-name="T2">RelativeLayout</text:span>&gt;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7T12:36:40.92</meta:creation-date>
    <dc:date>2018-04-07T12:40:45.84</dc:date>
    <meta:editing-duration>PT27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29" meta:word-count="34" meta:character-count="1169"/>
  </office:meta>
</office:document-meta>
</file>